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7838c" officeooo:paragraph-rsid="0017838c"/>
    </style:style>
    <style:style style:name="P2" style:family="paragraph" style:parent-style-name="Standard">
      <style:text-properties fo:font-weight="bold" officeooo:rsid="0017838c" officeooo:paragraph-rsid="0017838c" style:font-weight-asian="bold" style:font-weight-complex="bold"/>
    </style:style>
    <style:style style:name="P3" style:family="paragraph" style:parent-style-name="Standard">
      <style:text-properties officeooo:paragraph-rsid="0017838c"/>
    </style:style>
    <style:style style:name="P4" style:family="paragraph" style:parent-style-name="Standard">
      <style:text-properties officeooo:paragraph-rsid="001b0a61"/>
    </style:style>
    <style:style style:name="P5" style:family="paragraph" style:parent-style-name="Standard">
      <style:text-properties fo:font-weight="normal" officeooo:rsid="0017838c" officeooo:paragraph-rsid="001b0a61" style:font-weight-asian="normal" style:font-weight-complex="normal"/>
    </style:style>
    <style:style style:name="P6" style:family="paragraph" style:parent-style-name="Standard">
      <style:text-properties fo:font-weight="normal" officeooo:rsid="00195524" officeooo:paragraph-rsid="0017838c" style:font-weight-asian="normal" style:font-weight-complex="normal"/>
    </style:style>
    <style:style style:name="T1" style:family="text">
      <style:text-properties fo:font-weight="normal" officeooo:rsid="0017838c" style:font-weight-asian="normal" style:font-weight-complex="normal"/>
    </style:style>
    <style:style style:name="T2" style:family="text">
      <style:text-properties fo:font-weight="normal" officeooo:rsid="00195524" style:font-weight-asian="normal" style:font-weight-complex="normal"/>
    </style:style>
    <style:style style:name="T3" style:family="text">
      <style:text-properties fo:font-weight="normal" officeooo:rsid="001a8517" style:font-weight-asian="normal" style:font-weight-complex="normal"/>
    </style:style>
    <style:style style:name="T4" style:family="text">
      <style:text-properties fo:font-weight="normal" officeooo:rsid="001d9e13" style:font-weight-asian="normal" style:font-weight-complex="normal"/>
    </style:style>
    <style:style style:name="T5" style:family="text">
      <style:text-properties fo:font-weight="bold" officeooo:rsid="0017838c" style:font-weight-asian="bold" style:font-weight-complex="bold"/>
    </style:style>
    <style:style style:name="T6" style:family="text">
      <style:text-properties fo:font-weight="bold" officeooo:rsid="00195524" style:font-weight-asian="bold" style:font-weight-complex="bold"/>
    </style:style>
    <style:style style:name="T7" style:family="text">
      <style:text-properties fo:font-weight="bold" officeooo:rsid="001a8517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.<text:tab/>Grundlagen Kryptographie</text:p>
      <text:p text:style-name="P2"/>
      <text:p text:style-name="P2"><text:tab/>I.<text:tab/>Grundbegriffe</text:p>
      <text:p text:style-name="P4"><text:span text:style-name="T5"><text:line-break/><text:tab/><text:tab/>Klartext (Plaintext): <text:tab/><text:tab/></text:span><text:span text:style-name="T1">Beschreibt eine unverschlüsselte Nachricht</text:span></text:p>
      <text:p text:style-name="P4"><text:span text:style-name="T1"><text:line-break/><text:tab/><text:tab/></text:span><text:span text:style-name="T5">Klartextalphabet:<text:tab/><text:tab/><text:tab/></text:span><text:span text:style-name="T1">Zeichen, aus denen der Klartext bestehen kann</text:span></text:p>
      <text:p text:style-name="P4"><text:span text:style-name="T1"><text:line-break/><text:tab/><text:tab/></text:span><text:span text:style-name="T5">Geheimtext (Ciphertext):<text:tab/><text:tab/></text:span><text:span text:style-name="T1">Beschreibt eine verschlüsselte Nachricht</text:span></text:p>
      <text:p text:style-name="P4"><text:span text:style-name="T1"><text:line-break/><text:tab/><text:tab/></text:span><text:span text:style-name="T5">Geheimtextalphabet:</text:span><text:span text:style-name="T1"><text:tab/><text:tab/>Zeichen, aus denen der Geheimtext bestehen <text:tab/><text:tab/><text:tab/><text:tab/><text:tab/><text:tab/><text:tab/>kann</text:span></text:p>
      <text:p text:style-name="P4"><text:span text:style-name="T1"><text:line-break/><text:tab/><text:tab/></text:span><text:span text:style-name="T5">Verschlüsseln (Chiffrieren):</text:span><text:span text:style-name="T1"><text:tab/>Vorgang um einen <text:s/>Klartext durch ein Verfahren <text:tab/><text:tab/><text:tab/><text:tab/><text:tab/><text:tab/><text:tab/>in einen Geheimtext umzuwandeln</text:span></text:p>
      <text:p text:style-name="P4"><text:span text:style-name="T1"><text:line-break/><text:tab/><text:tab/></text:span><text:span text:style-name="T5">Entschlüsseln (Dechiffriern):<text:tab/></text:span><text:span text:style-name="T1">Vorgang um einen Geheimtext in einen Klartext <text:tab/><text:tab/><text:tab/><text:tab/><text:tab/><text:tab/><text:tab/>umzuwandeln</text:span></text:p>
      <text:p text:style-name="P4"><text:span text:style-name="T1"><text:line-break/><text:tab/><text:tab/></text:span><text:span text:style-name="T5">Schlüssel:<text:tab/><text:tab/><text:tab/><text:tab/></text:span><text:span text:style-name="T1">Information oder Algorithmus, welche angibt, <text:tab/><text:tab/><text:tab/><text:tab/><text:tab/><text:tab/><text:tab/>wie das Verschlüsselungsverfahren in einer <text:tab/><text:tab/><text:tab/><text:tab/><text:tab/><text:tab/><text:tab/><text:tab/>Situation angewendet werden soll.</text:span></text:p>
      <text:p text:style-name="P5"/>
      <text:p text:style-name="P3"><text:span text:style-name="T1"><text:tab/><text:tab/></text:span><text:span text:style-name="T6">Kryptographie:<text:tab/><text:tab/><text:tab/></text:span><text:span text:style-name="T2">Die Wissenschaft der Entwicklung von <text:tab/><text:tab/><text:tab/><text:tab/><text:tab/><text:tab/><text:tab/><text:tab/>Verschlüsselungsvervahren, sowie der Ver- und <text:tab/><text:tab/><text:tab/><text:tab/><text:tab/><text:tab/><text:tab/>Entschlüsselung von Daten</text:span></text:p>
      <text:p text:style-name="P6"/>
      <text:p text:style-name="P3"><text:span text:style-name="T2"><text:tab/><text:tab/></text:span><text:span text:style-name="T6">Kryptoanalyse:<text:tab/><text:tab/><text:tab/></text:span><text:span text:style-name="T2">Die Wissenschaft des Brechens von <text:tab/><text:tab/><text:tab/><text:tab/><text:tab/><text:tab/><text:tab/><text:tab/><text:tab/>Verschlüsselungsverfahren</text:span></text:p>
      <text:p text:style-name="P6"/>
      <text:p text:style-name="P3"><text:span text:style-name="T2"><text:tab/><text:tab/></text:span><text:span text:style-name="T7">Kryptologie:<text:tab/><text:tab/><text:tab/><text:tab/></text:span><text:span text:style-name="T3">Z</text:span><text:span text:style-name="T4">u</text:span><text:span text:style-name="T3">sammenfassung von Kryptoanalyse und <text:tab/><text:tab/><text:tab/><text:tab/><text:tab/><text:tab/><text:tab/><text:tab/>Kryptographi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838c" officeooo:paragraph-rsid="0017838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biturvorbereitung<text:tab/><text:tab/>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6:57:08.325562469</meta:creation-date>
    <dc:date>2021-11-19T11:59:21.913421848</dc:date>
    <meta:editing-duration>PT15M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00" meta:character-count="1025" meta:non-whitespace-character-count="824"/>
  </office:meta>
</office:document-meta>
</file>